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83d9" officeooo:paragraph-rsid="001183d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SD TABLE OF CONTENTS</text:p>
      <text:p text:style-name="P1"/>
      <text:p text:style-name="P1">1. INTRODUCTION</text:p>
      <text:p text:style-name="P1">A. Purpose: here we include the goals of the project</text:p>
      <text:p text:style-name="P1">B. Scope: here we include an analysis of the world and of the shared phenomena</text:p>
      <text:p text:style-name="P1">C. Definitions, Acronyms, Abbreviations</text:p>
      <text:p text:style-name="P1">D. Revision history</text:p>
      <text:p text:style-name="P1">E. Reference Documents</text:p>
      <text:p text:style-name="P1">F. Document Structure</text:p>
      <text:p text:style-name="P1">2. OVERALL DESCRIPTION</text:p>
      <text:p text:style-name="P1">A. Product perspective: here we include further details on the shared phenomena and a</text:p>
      <text:p text:style-name="P1">domain model (class diagrams and statecharts)</text:p>
      <text:p text:style-name="P1">B. Product functions: here we include the most important requirements</text:p>
      <text:p text:style-name="P1">C. User characteristics: here we include anything that is relevant to clarify their needs</text:p>
      <text:p text:style-name="P1">D. Assumptions, dependencies and constraints: here we include domain assumptions</text:p>
      <text:p text:style-name="P1">3. SPECIFIC REQUIREMENTS: Here we include more details on all aspects in Section 2 if they can</text:p>
      <text:p text:style-name="P1">be useful for the development team.</text:p>
      <text:p text:style-name="P1">A. External Interface Requirements</text:p>
      <text:p text:style-name="P1">A.1 User Interfaces</text:p>
      <text:p text:style-name="P1">A.2 Hardware Interfaces</text:p>
      <text:p text:style-name="P1">A.3 Software Interfaces</text:p>
      <text:p text:style-name="P1">A.4 Communication Interfaces</text:p>
      <text:p text:style-name="P1"/>
      <text:p text:style-name="P1">B. Functional Requirements: Definition of use case diagrams, use cases and associated</text:p>
      <text:p text:style-name="P1">sequence/activity diagrams, and mapping on requirements</text:p>
      <text:p text:style-name="P1">C. Performance Requirements</text:p>
      <text:p text:style-name="P1">D. Design Constraints</text:p>
      <text:p text:style-name="P1">D.1 Standards compliance</text:p>
      <text:p text:style-name="P1">D.2 Hardware limitations</text:p>
      <text:p text:style-name="P1">D.3 Any other constraint</text:p>
      <text:p text:style-name="P1">E. Software System Attributes</text:p>
      <text:p text:style-name="P1">E.1 Reliability</text:p>
      <text:p text:style-name="P1">E.2 Availability</text:p>
      <text:p text:style-name="P1">E.3 Security</text:p>
      <text:p text:style-name="P1">E.4 Maintainability</text:p>
      <text:p text:style-name="P1">E.5 Portability</text:p>
      <text:p text:style-name="P1"/>
      <text:p text:style-name="P1">4. FORMAL ANALYSIS USING ALLOY: in this section you will include your Alloy model. We require</text:p>
      <text:p text:style-name="P1">you to comment on the model by discussing the purpose of the model, what you can prove</text:p>
      <text:p text:style-name="P1">with it and why what you prove is important given the problem at hand. You are also</text:p>
      <text:p text:style-name="P1">required to show one or more worlds obtained by running your model.</text:p>
      <text:p text:style-name="P1">5. EFFORT SPENT: In this section you will include information about the number of hours each</text:p>
      <text:p text:style-name="P1">group member has worked for this document.</text:p>
      <text:p text:style-name="P1">6. REFERENC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5T15:00:36.696704623</meta:creation-date>
    <dc:date>2017-10-05T15:01:31.753761481</dc:date>
    <meta:editing-duration>PT57S</meta:editing-duration>
    <meta:editing-cycles>1</meta:editing-cycles>
    <meta:document-statistic meta:table-count="0" meta:image-count="0" meta:object-count="0" meta:page-count="1" meta:paragraph-count="41" meta:word-count="275" meta:character-count="1756" meta:non-whitespace-character-count="1522"/>
    <meta:generator>LibreOffice/5.3.1.2$Linux_X86_64 LibreOffice_project/30m0$Build-2</meta:generator>
  </office:meta>
</office:document-meta>
</file>